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4.932cm"/>
    </style:style>
    <style:style style:name="co2" style:family="table-column">
      <style:table-column-properties fo:break-before="auto" style:column-width="4.8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4"/>
        <table:table-row table:style-name="ro1">
          <table:table-cell table:style-name="ce8" office:value-type="string" calcext:value-type="string">
            <text:p>aorum:gildingGenericTerm</text:p>
          </table:table-cell>
          <table:table-cell table:style-name="ce8" office:value-type="string" calcext:value-type="string">
            <text:p>aorum:gildlingSpecificTerm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9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9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9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9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9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9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9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9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9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Sculp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 office:value-type="string" calcext:value-type="string">
            <text:p>Cheveux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Attribut d'un sai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oré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oré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9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Attribut d'un sai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Gloi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Gloi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 office:value-type="string" calcext:value-type="string">
            <text:p>Anatom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Néa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Gloi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vivant</text:p>
          </table:table-cell>
          <table:table-cell table:style-name="ce10" office:value-type="string" calcext:value-type="string">
            <text:p>Anim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aut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aut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Instrume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 office:value-type="string" calcext:value-type="string">
            <text:p>Cheveux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9" office:value-type="string" calcext:value-type="string">
            <text:p>Chrysographie (?)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9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 (?)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 (?)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 (?)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 (?)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Tissu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oré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10" table:number-columns-repeated="2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vivant</text:p>
          </table:table-cell>
          <table:table-cell table:style-name="ce10" office:value-type="string" calcext:value-type="string">
            <text:p>Anim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oré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vivant</text:p>
          </table:table-cell>
          <table:table-cell table:style-name="ce10" office:value-type="string" calcext:value-type="string">
            <text:p>Anim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9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9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b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9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vivant</text:p>
          </table:table-cell>
          <table:table-cell table:style-name="ce10" office:value-type="string" calcext:value-type="string">
            <text:p>Anim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 table:number-rows-repeated="4">
          <table:table-cell table:style-name="ce10" table:number-columns-repeated="2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10" table:number-columns-repeated="2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 table:number-rows-repeated="2">
          <table:table-cell table:style-name="ce10" table:number-columns-repeated="2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 table:number-rows-repeated="10">
          <table:table-cell table:style-name="ce10" table:number-columns-repeated="2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Sculp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Sculp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 office:value-type="string" calcext:value-type="string">
            <text:p>Cheveux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 office:value-type="string" calcext:value-type="string">
            <text:p>Cheveux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 office:value-type="string" calcext:value-type="string">
            <text:p>Anatom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Gloi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Gloi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Attribut d'un sai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Tissu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 (?)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Attribut d'un saint (?)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surnaturel</text:p>
          </table:table-cell>
          <table:table-cell table:style-name="ce10" office:value-type="string" calcext:value-type="string">
            <text:p>Ang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 textile</text:p>
          </table:table-cell>
          <table:table-cell table:style-name="ce10" office:value-type="string" calcext:value-type="string">
            <text:p>Ten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 textile</text:p>
          </table:table-cell>
          <table:table-cell table:style-name="ce10" office:value-type="string" calcext:value-type="string">
            <text:p>Ten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 textile</text:p>
          </table:table-cell>
          <table:table-cell table:style-name="ce10" office:value-type="string" calcext:value-type="string">
            <text:p>Ten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égétatio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hylact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 office:value-type="string" calcext:value-type="string">
            <text:p>Cheveux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Attribut d'un sai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 office:value-type="string" calcext:value-type="string">
            <text:p>Écoinçon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 office:value-type="string" calcext:value-type="string">
            <text:p>Écoinçon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 textile</text:p>
          </table:table-cell>
          <table:table-cell table:style-name="ce10" office:value-type="string" calcext:value-type="string">
            <text:p>Ten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 office:value-type="string" calcext:value-type="string">
            <text:p>Écoinçon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Instrume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Mandorl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Brocar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Liv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aut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Être humain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Attribut d'un saint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ra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10" table:number-columns-repeated="2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hylact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Architectur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 (?)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guerr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Attribut clérical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</text:p>
          </table:table-cell>
          <table:table-cell table:style-name="ce10" office:value-type="string" calcext:value-type="string">
            <text:p>Regalia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Parure</text:p>
          </table:table-cell>
          <table:table-cell table:style-name="ce10" office:value-type="string" calcext:value-type="string">
            <text:p>Bijou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Mandorl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 office:value-type="string" calcext:value-type="string">
            <text:p>Écoinçon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Inscription</text:p>
          </table:table-cell>
          <table:table-cell table:style-name="ce10" office:value-type="string" calcext:value-type="string">
            <text:p>Chrysograph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ccessoi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Mandorl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Décor</text:p>
          </table:table-cell>
          <table:table-cell table:style-name="ce10" office:value-type="string" calcext:value-type="string">
            <text:p>Mobilier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ut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Armoiri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 office:value-type="string" calcext:value-type="string">
            <text:p>Écoinçon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 office:value-type="string" calcext:value-type="string">
            <text:p>Orfroi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Coiff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Fond d'or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Cadre</text:p>
          </table:table-cell>
          <table:table-cell table:style-name="ce10" office:value-type="string" calcext:value-type="string">
            <text:p>Écoinçon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Vêtement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Attribut religieux</text:p>
          </table:table-cell>
          <table:table-cell table:style-name="ce10" office:value-type="string" calcext:value-type="string">
            <text:p>Nimbe</text:p>
          </table:table-cell>
          <table:table-cell table:number-columns-repeated="16382"/>
        </table:table-row>
        <table:table-row table:style-name="ro2">
          <table:table-cell table:style-name="ce9" office:value-type="string" calcext:value-type="string">
            <text:p>Lumière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rnements</text:p>
          </table:table-cell>
          <table:table-cell table:style-name="ce10"/>
          <table:table-cell table:number-columns-repeated="16382"/>
        </table:table-row>
        <table:table-row table:style-name="ro2">
          <table:table-cell table:style-name="ce9" office:value-type="string" calcext:value-type="string">
            <text:p>Objet</text:p>
          </table:table-cell>
          <table:table-cell table:style-name="ce10" office:value-type="string" calcext:value-type="string">
            <text:p>Orfèvrerie</text:p>
          </table:table-cell>
          <table:table-cell table:number-columns-repeated="16382"/>
        </table:table-row>
        <table:table-row table:style-name="ro2" table:number-rows-repeated="1047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1:22:10.449508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4:45:33.259692997</meta:creation-date>
    <dc:date>2025-07-29T11:22:34.450666452</dc:date>
    <meta:editing-duration>PT1H34M31S</meta:editing-duration>
    <meta:editing-cycles>33</meta:editing-cycles>
    <meta:generator>LibreOffice/24.2.7.2$Linux_X86_64 LibreOffice_project/420$Build-2</meta:generator>
    <meta:document-statistic meta:table-count="1" meta:cell-count="1730" meta:object-count="0"/>
  </office:meta>
</office:document-meta>
</file>